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Name(Req')</text:p>
          </table:table-cell>
          <table:table-cell office:value-type="string">
            <text:p>Cell Phone(Req')</text:p>
          </table:table-cell>
          <table:table-cell office:value-type="string">
            <text:p>Phone</text:p>
          </table:table-cell>
          <table:table-cell office:value-type="string">
            <text:p>Higher Affili'</text:p>
          </table:table-cell>
          <table:table-cell office:value-type="string">
            <text:p>Lower Affili'</text:p>
          </table:table-cell>
          <table:table-cell office:value-type="string">
            <text:p>Building</text:p>
          </table:table-cell>
          <table:table-cell office:value-type="string">
            <text:p>Room No.</text:p>
          </table:table-cell>
        </table:table-row>
        <table:table-row table:style-name="ro1">
          <table:table-cell office:value-type="string">
            <text:p>Thomas King</text:p>
          </table:table-cell>
          <table:table-cell office:value-type="string">
            <text:p>010-7904-7621</text:p>
          </table:table-cell>
          <table:table-cell office:value-type="string">
            <text:p>02-923-7641</text:p>
          </table:table-cell>
          <table:table-cell table:number-columns-repeated="2"/>
          <table:table-cell office:value-type="string">
            <text:p>5</text:p>
          </table:table-cell>
          <table:table-cell office:value-type="string">
            <text:p>101</text:p>
          </table:table-cell>
        </table:table-row>
        <table:table-row table:style-name="ro1">
          <table:table-cell office:value-type="string">
            <text:p>Nancy Manning</text:p>
          </table:table-cell>
          <table:table-cell office:value-type="string">
            <text:p>010-8077-3177</text:p>
          </table:table-cell>
          <table:table-cell office:value-type="string">
            <text:p>02-362-8499</text:p>
          </table:table-cell>
          <table:table-cell table:number-columns-repeated="4"/>
        </table:table-row>
        <table:table-row table:style-name="ro1">
          <table:table-cell office:value-type="string">
            <text:p>Bob Tandy</text:p>
          </table:table-cell>
          <table:table-cell office:value-type="string">
            <text:p>010-1106-2182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돋움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8-17-2016</text:date>, <text:time>16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08-17T16:48:05.94</dc:date>
    <dc:creator>종범 박</dc:creator>
    <meta:editing-duration>PT10M20S</meta:editing-duration>
    <meta:editing-cycles>3</meta:editing-cycles>
    <meta:document-statistic meta:table-count="1" meta:cell-count="17" meta:object-count="0"/>
  </office:meta>
</office:document-meta>
</file>